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5cm" fo:min-width="5cm"/>
    </style:style>
    <style:style style:name="gr2" style:family="graphic" style:parent-style-name="standard">
      <style:graphic-properties draw:textarea-horizontal-align="justify" draw:textarea-vertical-align="middle" draw:auto-grow-height="false" fo:min-height="6.75cm" fo:min-width="4.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cm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5cm" fo:min-width="0.25cm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0cm"/>
      <style:paragraph-properties style:writing-mode="lr-tb"/>
    </style:style>
    <style:style style:name="gr14" style:family="graphic" style:parent-style-name="objectwithoutfill">
      <style:graphic-properties draw:marker-end="Arrowheads_20_6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cm" fo:min-width="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6.75cm" svg:x="4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5cm" svg:height="7cm" svg:x="13.25cm" svg:y="8.25cm">
          <text:p/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1.085cm" svg:height="1.007cm" draw:transform="rotate (-3.14159265358979) translate (6.907cm 7.854cm)" svg:viewBox="0 0 1086 1008" svg:d="M529 1003c325 69 840-584 363-669-278-49-315 1105-641 279l-84-362-167-251">
          <text:p/>
        </draw:path>
        <draw:path draw:style-name="gr3" draw:text-style-name="P2" draw:layer="layout" svg:width="0.822cm" svg:height="0.682cm" draw:transform="rotate (-1.68232286599733) translate (16.2156385066274cm 6.51885106922799cm)" svg:viewBox="0 0 823 683" svg:d="M0 511c263-25 1021 127 774-338-285-538-527 336-307 510">
          <text:p/>
        </draw:path>
        <draw:line draw:style-name="gr4" draw:text-style-name="P2" draw:layer="layout" svg:x1="9cm" svg:y1="14.75cm" svg:x2="14.25cm" svg:y2="9cm">
          <text:p/>
        </draw:line>
        <draw:path draw:style-name="gr3" draw:text-style-name="P2" draw:layer="layout" svg:width="1.161cm" svg:height="0.992cm" draw:transform="rotate (-0.785398163397448) translate (10.1308120387388cm 6.39881203873875cm)" svg:viewBox="0 0 1162 993" svg:d="M128 512c493-233 483 9 926 335 436 322-578 35-690-138-127-198-618-468-197-709l197 197 59 374 79 80">
          <text:p/>
        </draw:path>
        <draw:line draw:style-name="gr5" draw:text-style-name="P2" draw:layer="layout" svg:x1="11cm" svg:y1="7.25cm" svg:x2="15cm" svg:y2="8.75cm">
          <text:p/>
        </draw:line>
        <draw:path draw:style-name="gr3" draw:text-style-name="P2" draw:layer="layout" svg:width="0.744cm" svg:height="1.099cm" draw:transform="rotate (-2.18253422961891) translate (3.15693679991308cm 7.49497662640831cm)" svg:viewBox="0 0 745 1100" svg:d="M89 1005c612 415 613-681-23-324-305 170 542-359 679-681l-331 63-153 72">
          <text:p/>
        </draw:path>
        <draw:line draw:style-name="gr6" draw:text-style-name="P2" draw:layer="layout" svg:x1="3cm" svg:y1="7.5cm" svg:x2="5cm" svg:y2="9.25cm">
          <text:p/>
        </draw:line>
        <draw:line draw:style-name="gr7" draw:text-style-name="P2" draw:layer="layout" svg:x1="16cm" svg:y1="14.75cm" svg:x2="7.5cm" svg:y2="8.75cm">
          <text:p/>
        </draw:line>
        <draw:custom-shape draw:style-name="gr8" draw:text-style-name="P1" draw:layer="layout" svg:width="3.5cm" svg:height="1cm" svg:x="4.5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5cm" svg:x="7cm" svg:y="1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5cm" svg:height="0.75cm" svg:x="15.5cm" svg:y="12.5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5.25cm" svg:y1="13.25cm" svg:x2="7.5cm" svg:y2="11.75cm">
          <text:p/>
        </draw:line>
        <draw:custom-shape draw:style-name="gr12" draw:text-style-name="P1" draw:layer="layout" svg:width="4cm" svg:height="1cm" svg:x="13.75cm" svg:y="11cm">
          <text:p text:style-name="P1">H <text:s text:c="2"/>e <text:s/>l l <text:s text:c="4"/>o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cm" svg:height="0.5cm" svg:x="14.75cm" svg:y="11.25cm">
          <text:p text:style-name="P1">e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5.5cm" svg:y1="12.5cm" svg:x2="15cm" svg:y2="11.5cm">
          <text:p/>
        </draw:line>
        <draw:custom-shape draw:style-name="gr15" draw:text-style-name="P1" draw:layer="layout" svg:width="3cm" svg:height="1cm" svg:x="15cm" svg:y="8.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cm" svg:height="1.25cm" svg:x="5.25cm" svg:y="9cm">
          <text:p text:style-name="P1">10</text:p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7T16:02:01.040146973</meta:creation-date>
    <dc:date>2023-09-27T16:10:29.972997409</dc:date>
    <meta:editing-duration>PT8M36S</meta:editing-duration>
    <meta:editing-cycles>1</meta:editing-cycles>
    <meta:document-statistic meta:object-count="19"/>
    <meta:generator>LibreOffice/7.3.7.2$Linux_X86_64 LibreOffice_project/30$Build-2</meta:generator>
  </office:meta>
</office:document-meta>
</file>